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7.91pt" svg:height="209.4pt" svg:x="132.72pt" svg:y="3.57pt">
            <loext:p draw:notify-on-update-of-ranges="Sheet1.A2:Sheet1.A2 Sheet1.A3:Sheet1.A9 Sheet1.B2:Sheet1.B2 Sheet1.B3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pplication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Sheet1.A3:Sheet1.A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0:17:19.826230017</meta:creation-date>
    <dc:date>2018-04-15T00:28:39.702080381</dc:date>
    <meta:editing-duration>PT18S</meta:editing-duration>
    <meta:editing-cycles>1</meta:editing-cycles>
    <meta:document-statistic meta:table-count="1" meta:cell-count="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16cm" svg:height="7.388cm" xlink:href=".." xlink:type="simple" chart:class="chart:bar" chart:style-name="ch1">
        <chart:legend chart:legend-position="end" svg:x="8.582cm" svg:y="3.395cm" style:legend-expansion="high" chart:style-name="ch2"/>
        <chart:plot-area chart:style-name="ch3" table:cell-range-address="Sheet1.A2:Sheet1.B9" chart:data-source-has-labels="both" svg:x="0.224cm" svg:y="0.147cm" svg:width="8.134cm" svg:height="7.094cm">
          <chartooo:coordinate-region svg:x="1.586cm" svg:y="0.346cm" svg:width="6.772cm" svg:height="6.248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3:Sheet1.A9</svg:desc>
                </draw:g>
              </table:table-cell>
              <table:table-cell office:value-type="float" office:value="358767">
                <text:p>358767</text:p>
                <draw:g>
                  <svg:desc>Sheet1.B3:Sheet1.B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